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1f52c7" officeooo:paragraph-rsid="001f52c7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21f353" officeooo:paragraph-rsid="0021f353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paragraph-rsid="0021f353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234041" officeooo:paragraph-rsid="00234041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paragraph-rsid="00234041" style:font-size-asian="12pt" style:font-size-complex="12pt"/>
    </style:style>
    <style:style style:name="P7" style:family="paragraph" style:parent-style-name="Preformatted_20_Text">
      <style:text-properties style:font-name="Liberation Serif" fo:font-size="12pt" officeooo:rsid="002500e4" officeooo:paragraph-rsid="002500e4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paragraph-rsid="002500e4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2559a5" officeooo:paragraph-rsid="002559a5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paragraph-rsid="002559a5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rsid="0026b741" officeooo:paragraph-rsid="0026b741" style:font-size-asian="12pt" style:font-size-complex="12pt"/>
    </style:style>
    <style:style style:name="P12" style:family="paragraph" style:parent-style-name="Preformatted_20_Text">
      <style:text-properties style:font-name="Liberation Serif" fo:font-size="12pt" officeooo:paragraph-rsid="0026f8dd" style:font-size-asian="12pt" style:font-size-complex="12pt"/>
    </style:style>
    <style:style style:name="P13" style:family="paragraph" style:parent-style-name="Preformatted_20_Text">
      <style:text-properties style:font-name="Liberation Serif" fo:font-size="12pt" officeooo:rsid="0028bfed" officeooo:paragraph-rsid="0028bfed" style:font-size-asian="12pt" style:font-size-complex="12pt"/>
    </style:style>
    <style:style style:name="T1" style:family="text">
      <style:text-properties officeooo:rsid="001f52c7"/>
    </style:style>
    <style:style style:name="T2" style:family="text">
      <style:text-properties officeooo:rsid="00215258"/>
    </style:style>
    <style:style style:name="T3" style:family="text">
      <style:text-properties officeooo:rsid="0021f353"/>
    </style:style>
    <style:style style:name="T4" style:family="text">
      <style:text-properties officeooo:rsid="002500e4"/>
    </style:style>
    <style:style style:name="T5" style:family="text">
      <style:text-properties officeooo:rsid="002559a5"/>
    </style:style>
    <style:style style:name="T6" style:family="text">
      <style:text-properties officeooo:rsid="0026f8dd"/>
    </style:style>
    <style:style style:name="T7" style:family="text">
      <style:text-properties officeooo:rsid="0028bf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sics 1 - 2016</text:p>
      <text:p text:style-name="P1"/>
      <text:p text:style-name="P1">Define the term dimension of a physical quantity.</text:p>
      <text:p text:style-name="P1"/>
      <text:p text:style-name="P1">The number of particles n crossing a <text:span text:style-name="T1">unit</text:span> area perpendicular to <text:span text:style-name="T1">x=axis in a unit time is given as n=-D(n_2-n_1)/(x_2-x_1) where n_1 and n_2 are the number of particles per unit volume for the values of x_1 and x_2 respectively. <text:s/>What are the dimensions of diffusion constant D?</text:span></text:p>
      <text:p text:style-name="P1"/>
      <text:p text:style-name="P1">Give two basic rules of dimensional analysis. </text:p>
      <text:p text:style-name="P1"/>
      <text:p text:style-name="P1">The frequency, f of a vibrating string depends upon the force applied, F, the length, <text:span text:style-name="T1">l,</text:span> of the string and the mass per unit length, <text:span text:style-name="T1">mu</text:span> . Using dimension show how <text:span text:style-name="T1">f is related to F, l and mu</text:span> .</text:p>
      <text:p text:style-name="P1"/>
      <text:p text:style-name="P1">What is meant by least count of a measurement?</text:p>
      <text:p text:style-name="P1"/>
      <text:p text:style-name="P1">The period of oscillation of a simple pendulum is given by T=<text:span text:style-name="T1">2 pi sqrt{l/g}</text:span> where by 100 vibrations were taken to measure 200 seconds. If the least count for the time and length of a pendulum of <text:span text:style-name="T1">1</text:span>m are 0.<text:span text:style-name="T1">1 </text:span>sec and <text:span text:style-name="T1">1</text:span>mm respectively, calculate the maximum percentage error in the measurement of g.</text:p>
      <text:p text:style-name="P1"/>
      <text:p text:style-name="P1">Mention two characteristics of projectile motion.</text:p>
      <text:p text:style-name="P1"/>
      <text:p text:style-name="P1">If the range of the projectile is 120m and its time of flight is 4sec , determine the angle of projection and its initial velocity of projection assuming that the acceleration due to gravity g =10m/<text:span text:style-name="T1">s</text:span>. </text:p>
      <text:p text:style-name="P1"/>
      <text:p text:style-name="P1">State the principles on which the rocket propulsion is based. </text:p>
      <text:p text:style-name="P1"/>
      <text:p text:style-name="P1">A jet engine on a test bed takes in 40kg of air per second at a velocity of 100m/<text:span text:style-name="T1">s </text:span><text:s/>and bu<text:span text:style-name="T1">rn</text:span>s 0.80kg of fuel per second. After compression and heating the exhaust gases are ejected at 600m/<text:span text:style-name="T1">s</text:span> relative to the air craft. Calculate the thrust of the <text:span text:style-name="T1">engine.</text:span></text:p>
      <text:p text:style-name="P1"/>
      <text:p text:style-name="P1"><text:span text:style-name="T1">An object of mass</text:span> 2kg is attached to the hook of a spring balance which is suspended <text:span text:style-name="T1">vertically to the roof of a lift. <text:s/>What is the reading on the spring balance</text:span> when the lift is:</text:p>
      <text:p text:style-name="P2">(i) going up with the rate of 0.2 m/s^2</text:p>
      <text:p text:style-name="P2">(ii) going down with an acceleration of 0.1 m/s^2</text:p>
      <text:p text:style-name="P2">(iii) ascending with uniform velocity of 0.15 m/s</text:p>
      <text:p text:style-name="P1"/>
      <text:p text:style-name="P2">Define the term inertia.</text:p>
      <text:p text:style-name="P2"/>
      <text:p text:style-name="P2">Why is Newton’s first law of motion called the law of inertia?</text:p>
      <text:p text:style-name="P1"/>
      <text:p text:style-name="P1"><text:s/><text:span text:style-name="T1">A jet of </text:span>of water from a fire hose is capable of reaching a height of <text:span text:style-name="T1">20m. <text:s/>If the cross s</text:span>ectional area of the hose outlet is 4.0x10<text:span text:style-name="T1">E-</text:span>4 m<text:span text:style-name="T1">^2</text:span> , calculate the:</text:p>
      <text:p text:style-name="P1"><text:span text:style-name="T1">(</text:span>i) Minimum speed of water from the hose.</text:p>
      <text:p text:style-name="P1">(i<text:span text:style-name="T1">i</text:span>) Mass of water leaving the hose each second.</text:p>
      <text:p text:style-name="P1"><text:span text:style-name="T1">(iii)</text:span> Force on the hose due to the water <text:span text:style-name="T1">jet.</text:span></text:p>
      <text:p text:style-name="P1"/>
      <text:p text:style-name="P1">A boy ties a string around a stone of mass 0.15kg and then whirls it <text:span text:style-name="T2">in a horizontal circle </text:span>at constant speed. If the period of rotation of the stone is 0.4sec and the <text:span text:style-name="T2">length</text:span> <text:span text:style-name="T2">between </text:span>the stone and boy’s hand is 0.50m ;</text:p>
      <text:p text:style-name="P1"><text:soft-page-break/>(<text:span text:style-name="T2">i</text:span>) Calculate the tension in the <text:span text:style-name="T2">string</text:span>. </text:p>
      <text:p text:style-name="P1">(i<text:span text:style-name="T2">i</text:span>) State one assumption taken to reach the answer <text:span text:style-name="T2">above.</text:span></text:p>
      <text:p text:style-name="P1"/>
      <text:p text:style-name="P1">What do you understand by the following terms: </text:p>
      <text:p text:style-name="P1">(<text:span text:style-name="T2">i</text:span>) Damped oscillations. </text:p>
      <text:p text:style-name="P1">(i<text:span text:style-name="T2">i</text:span>) Undamped oscillations.</text:p>
      <text:p text:style-name="P1"/>
      <text:p text:style-name="P1">Sketch the waveform diagrams to represent the terms: <text:span text:style-name="T2">damped oscillations &amp; undamped oscillations</text:span></text:p>
      <text:p text:style-name="P1"/>
      <text:p text:style-name="P1">Show that the total energy of a body executing S.H.M. is independent of <text:span text:style-name="T2">time.</text:span></text:p>
      <text:p text:style-name="P1"/>
      <text:p text:style-name="P1">A mass of 05kg connected to a light spring of force constant 20 <text:span text:style-name="T2">N/m oscillates on a <text:s/></text:span>horizontal frictionless surface. If the amplitude of the motion 1s 3.0cm , calculate <text:span text:style-name="T2">the;</text:span></text:p>
      <text:p text:style-name="P1">(<text:span text:style-name="T2">i</text:span>) Maximum speed of the mass.</text:p>
      <text:p text:style-name="P1">(ii) <text:s/>Kinetic energy of the system when the displacement is 2.0cm.</text:p>
      <text:p text:style-name="P1"/>
      <text:p text:style-name="P1">What is meant by moment of inertia of a body?</text:p>
      <text:p text:style-name="P1"/>
      <text:p text:style-name="P1">List two factors on which the moment of <text:span text:style-name="T3">inertia</text:span> of a body depends. </text:p>
      <text:p text:style-name="P1"/>
      <text:p text:style-name="P4"><text:span text:style-name="T3">A thin sheet of aluminum of mass 0.032kg has the length of 0.25m and width of 0.1m. </text:span>Find its moment of inertia <text:span text:style-name="T3">on the plane about an axis parallel to the:</text:span></text:p>
      <text:p text:style-name="P3">(i) Length and passing through its centre of mass, m.</text:p>
      <text:p text:style-name="P3">(ii) Width and passing through the centre of mass, m, in its own plane.</text:p>
      <text:p text:style-name="P1"/>
      <text:p text:style-name="P5">Define the term angular momentum.</text:p>
      <text:p text:style-name="P5"/>
      <text:p text:style-name="P5">A thin circular ring of mass, M, and radius, r, is rotating about its axis with constant angular velocity, w_1. <text:s/>If two objects each of mass, m, are attached gently at the ring, what will be the angular velocity of the rotating wheel?</text:p>
      <text:p text:style-name="P5"/>
      <text:p text:style-name="P5">Mention one application of parking orbit.</text:p>
      <text:p text:style-name="P5"/>
      <text:p text:style-name="P5">Briefly explain how parking orbit of a satellite is achieved.</text:p>
      <text:p text:style-name="P5"/>
      <text:p text:style-name="P5">The earth satellite revolves in a circular orbit at a height of 300km above the earth’s surface. <text:s/>Find the; </text:p>
      <text:p text:style-name="P5">(i) Velocity of the satellite</text:p>
      <text:p text:style-name="P5">(ii) Period of the satellite.</text:p>
      <text:p text:style-name="P6"/>
      <text:p text:style-name="P7">Why are space rockets usually launched from west to east?</text:p>
      <text:p text:style-name="P7"/>
      <text:p text:style-name="P1">A spaceship is launched into a circular <text:span text:style-name="T4">orbit close to the earth’s surface. <text:s/>What additional velocity has to be imparted on</text:span> the spaceship if order <text:span text:style-name="T4">to overcome the gravitational pull?</text:span></text:p>
      <text:p text:style-name="P1"/>
      <text:p text:style-name="P1">Briefly explain why: </text:p>
      <text:p text:style-name="P1">(<text:span text:style-name="T4">i</text:span>) A body with large reflectivity <text:span text:style-name="T4">i</text:span>s a poor emitter. </text:p>
      <text:p text:style-name="P1">(<text:span text:style-name="T4">i</text:span>i) The earth without its atmosphere would be t<text:span text:style-name="T4">oo cold to live.</text:span></text:p>
      <text:p text:style-name="P1"/>
      <text:p text:style-name="P1">Identify two factors on which the coefficient of therm<text:span text:style-name="T4">al conductivity of a material d</text:span>epend.</text:p>
      <text:p text:style-name="P1"><text:soft-page-break/></text:p>
      <text:p text:style-name="P1">A brass boiler of base area 1.50x10<text:span text:style-name="T4">E-1</text:span> and thickness <text:span text:style-name="T4">1.0cm boils water at a </text:span>rate of 6.0kg/min when placed on a gas Stove. <text:span text:style-name="T4">Estimate the temperature of the part </text:span>of the flame in contact with the boiler.</text:p>
      <text:p text:style-name="P1"/>
      <text:p text:style-name="P1">Briefly describe the working principle of a thermocouple. </text:p>
      <text:p text:style-name="P1"/>
      <text:p text:style-name="P8"><text:span text:style-name="T4">I</text:span>n a certain thermocouple thermometer the e.m.f. is given by <text:span text:style-name="T4">E = a theta + ½ b theta ^2 where theta is </text:span>the temperature of hot junction. If a=10 m<text:span text:style-name="T4">V degrees C^-2</text:span> , b= -<text:span text:style-name="T4">1/20 mV degrees C^-2 and the </text:span>cold junction is at <text:span text:style-name="T4">0 degrees C</text:span>, calculate the neutral temperature. </text:p>
      <text:p text:style-name="P8"/>
      <text:p text:style-name="P1">What <text:span text:style-name="T4">i</text:span>s meant by thermal radiation?</text:p>
      <text:p text:style-name="P1"/>
      <text:p text:style-name="P1">B<text:span text:style-name="T4">ri</text:span>efly explain why forced convection is necessary for excess temperate <text:span text:style-name="T4">less than </text:span>20K? </text:p>
      <text:p text:style-name="P1"/>
      <text:p text:style-name="P1">Why <text:span text:style-name="T4">i</text:span>s the energy of thermal radiation less than that of visible light? </text:p>
      <text:p text:style-name="P1"/>
      <text:p text:style-name="P1">A body with a surface area of <text:span text:style-name="T4">5.0 cm^2</text:span> and a temperature of <text:span text:style-name="T4">727 degrees C radiates </text:span>300 joules of energy in one minute. Calculate its emissivity.</text:p>
      <text:p text:style-name="P1"/>
      <text:p text:style-name="P1">State Newton’s law of cooling. </text:p>
      <text:p text:style-name="P1"/>
      <text:p text:style-name="P1">A body cools from 70 <text:span text:style-name="T5">degrees </text:span>C to 40 <text:span text:style-name="T5">degrees </text:span>C in 5 minutes. If the <text:span text:style-name="T5">temperature of the </text:span>surroundings is 10 <text:span text:style-name="T5">degrees </text:span>C , Calculate the time it takes to cool from <text:span text:style-name="T5">50 degrees C to 20 degrees C. <text:s/></text:span></text:p>
      <text:p text:style-name="P1"/>
      <text:p text:style-name="P1">Define the term junction as applied in electrical network.</text:p>
      <text:p text:style-name="P1"/>
      <text:p text:style-name="P1">What ts the physical significance of <text:span text:style-name="T5">Kirchhoff’s</text:span> first law.</text:p>
      <text:p text:style-name="P1"/>
      <text:p text:style-name="P9">Why is Kirchhoff’s second law sometimes referred to as the voltage law?</text:p>
      <text:p text:style-name="P1"/>
      <text:p text:style-name="P1">List down five points to be <text:span text:style-name="T5">considered</text:span> <text:span text:style-name="T5">when applying Kirchhoff’s second law in formulating analytical problems or equations.</text:span></text:p>
      <text:p text:style-name="P1"/>
      <text:p text:style-name="P9">Study the circuit diagram in Figure 1 then answer the questions that follow:</text:p>
      <text:p text:style-name="P10"><text:span text:style-name="T5">### insert diagram here ###</text:span></text:p>
      <text:p text:style-name="P10"><text:span text:style-name="T5">(i) <text:s/>How many loops are there in the circuit</text:span></text:p>
      <text:p text:style-name="P9">(ii) <text:s/>Find the current flowing through 2 ohms , 4 ohms , and 8 ohms resistors.</text:p>
      <text:p text:style-name="P9"/>
      <text:p text:style-name="P9">What is meant by the following terms:</text:p>
      <text:p text:style-name="P9">(i) <text:s/>Phase of alternating e.m.f.</text:p>
      <text:p text:style-name="P9">(ii) <text:s/>Root mean square (r.m.s.) value of alternating e.m.f.</text:p>
      <text:p text:style-name="P1"/>
      <text:p text:style-name="P9">An a.c. circuit consits of a pure resistance of 10 ohms is connected across an a.c. supply of 230V , 50Hz. <text:s/>Calculate the;</text:p>
      <text:p text:style-name="P9">(i) Current flowing in the circuit.</text:p>
      <text:p text:style-name="P9">(ii) Power dissipated</text:p>
      <text:p text:style-name="P9"/>
      <text:p text:style-name="P9">A 25 mu F capacitor, a 0.10H inductor and a 25 ohms resistor are connected in series with an a.c. source whose e.m.f. is given by E=310 sin(314 t). <text:s/>Determine the;</text:p>
      <text:p text:style-name="P9"><text:soft-page-break/>(i) Frequency of the e.m.f.</text:p>
      <text:p text:style-name="P9">(ii) Net reactance of the circuit.</text:p>
      <text:p text:style-name="P1"/>
      <text:p text:style-name="P11">What is the importance of doping as applied to semiconductors?</text:p>
      <text:p text:style-name="P11"/>
      <text:p text:style-name="P11">Distinguish between n-type and p-type semiconductors. <text:s/>Give three points.</text:p>
      <text:p text:style-name="P11"/>
      <text:p text:style-name="P11">Why are transistors mostly used in common emitter arrangement?</text:p>
      <text:p text:style-name="P11"/>
      <text:p text:style-name="P11">When does a transistor amplifier work as an oscillator?</text:p>
      <text:p text:style-name="P11"/>
      <text:p text:style-name="P11">Explain the use of an op-amp as a summing amplifier.</text:p>
      <text:p text:style-name="P11"/>
      <text:p text:style-name="P11">The figure below is an operational amplifier circuit where R_1 = 39 k ohms , R_2 = 4.7 k ohms , R_3 = 10 k ohms , R_4 = 2.7 k ohms </text:p>
      <text:p text:style-name="P12"><text:span text:style-name="T6">### Insert circuit here ###</text:span></text:p>
      <text:p text:style-name="P1">Calculate the output potential V_<text:span text:style-name="T6">0</text:span>, given that the input voltage V_<text:span text:style-name="T6">1</text:span>, = 4.0V, V_<text:span text:style-name="T6">2</text:span>, =-2.5V, and V_<text:span text:style-name="T6">3</text:span> =1.5V</text:p>
      <text:p text:style-name="P1"/>
      <text:p text:style-name="P1">Name three electronic circuits in which multivibrators can be constructed.</text:p>
      <text:p text:style-name="P1">List down three types of multivibrators.</text:p>
      <text:p text:style-name="P1">Briefly explain the applications of multivibrators listed <text:span text:style-name="T7">above.</text:span></text:p>
      <text:p text:style-name="P1"/>
      <text:p text:style-name="P1">Mention two characteristics of op-amps.</text:p>
      <text:p text:style-name="P1"/>
      <text:p text:style-name="P1">B<text:span text:style-name="T7">ri</text:span>efly explain why op-amps are sometimes called differential amplifiers?</text:p>
      <text:p text:style-name="P1"/>
      <text:p text:style-name="P1">Discuss the mode of action of each of the following sensors:</text:p>
      <text:p text:style-name="P1">(<text:span text:style-name="T7">i</text:span>) Thermistor (TH).</text:p>
      <text:p text:style-name="P1">(i<text:span text:style-name="T7">i</text:span>) Light Dependent Resistor (LDR).</text:p>
      <text:p text:style-name="P1"/>
      <text:p text:style-name="P1">Give symbols, expressions and truth tables for each of the following logic gates: </text:p>
      <text:p text:style-name="P1">(i) NAND gate .</text:p>
      <text:p text:style-name="P1">(ii) Exclusive NOR gate.</text:p>
      <text:p text:style-name="P1"/>
      <text:p text:style-name="P1">Why is NAND gate consid<text:span text:style-name="T7">e</text:span>red a<text:span text:style-name="T7">s</text:span> basic building block f<text:span text:style-name="T7">o</text:span>r a variety of logic <text:span text:style-name="T7">circuits</text:span>?</text:p>
      <text:p text:style-name="P1"/>
      <text:p text:style-name="P1">Produce a truth <text:span text:style-name="T7">t</text:span>able for <text:span text:style-name="T7">the gate shown below, hence show that it behaves as AND gate.</text:span></text:p>
      <text:p text:style-name="P13">### Insert image here ###</text:p>
      <text:p text:style-name="P13"/>
      <text:p text:style-name="P13">What is meant by aerial environment? <text:s/>Give two examples.</text:p>
      <text:p text:style-name="P13"/>
      <text:p text:style-name="P13">Describe three ways at which the aerial environment is threatened.</text:p>
      <text:p text:style-name="P13"/>
      <text:p text:style-name="P13">Briefly explain three major concepts on solar wind.</text:p>
      <text:p text:style-name="P13"/>
      <text:p text:style-name="P13">How do soil environmental components influence plant growth? Give four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15:43:40.554593007</dc:date>
    <meta:editing-duration>PT39M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102" meta:word-count="1448" meta:character-count="8118" meta:non-whitespace-character-count="6735"/>
  </office:meta>
</office:document-meta>
</file>